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6-11_08-08-02_000.jpg</text:p>
          </table:table-cell>
          <table:table-cell office:value-type="string">
            <text:p>:m dayplan / 2017_06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11_08-04-02_000.jpg</text:p>
          </table:table-cell>
          <table:table-cell office:value-type="string">
            <text:p>:m music / 楽譜メモ / kb / 20170611 / ms.2 k=C t=60~70 VI-I-prog カデンツ mp.4 ms.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11_08-03-51_000.jpg</text:p>
          </table:table-cell>
          <table:table-cell office:value-type="string">
            <text:p>:m music / 楽譜メモ / kb / 20170611 / ms.1 k=C t=80 crown-prog LH-4<text:span text:style-name="T1">th</text:span> RH-8<text:span text:style-name="T1">th</text:span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11_08-03-38_000.jpg</text:p>
          </table:table-cell>
          <table:table-cell office:value-type="string">
            <text:p>:m music / log / kb / done / N+ / 20170611 || crown-prog k=C,D || crown-prog k=F# || カデンツ .i.f.=0609,ms.1 ms.2 dom.2 || LH-pattern I.f.=0609,ms.1 ms.1 dom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11_05-51-27_000.jpg</text:p>
          </table:table-cell>
          <table:table-cell office:value-type="string">
            <text:p>:m :PHOTO 起きた時刻 / 201702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10_23-03-23_000.jpg</text:p>
          </table:table-cell>
          <table:table-cell office:value-type="string">
            <text:p>:m :PHOTO 寝た時刻 / 201702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6-10_21-07-35_000.jpg</text:p>
          </table:table-cell>
          <table:table-cell table:style-name="ce1" office:value-type="string">
            <text:p>:N / music / crown-prog k=F#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6-10_20-13-5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10_19-23-59_000.jpg</text:p>
          </table:table-cell>
          <table:table-cell office:value-type="string">
            <text:p>:PHOTO 面白いもの / @東急ショッピングパーク北側商店建物（旧ひよこ店舗） / 店舗工事　扉がついている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10_19-23-52_000.jpg</text:p>
          </table:table-cell>
          <table:table-cell office:value-type="string">
            <text:p>:PHOTO 面白いもの / @東急ショッピングパーク北側商店建物（旧ひよこ店舗） / 店舗工事　扉がついている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6-10_18-42-41_000.jpg</text:p>
          </table:table-cell>
          <table:table-cell office:value-type="string">
            <text:p>:m music / 楽譜メモ / kb / 20170610 / ms.3 k=C t=7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6-10_18-42-07_000.jpg</text:p>
          </table:table-cell>
          <table:table-cell office:value-type="string">
            <text:p>:m music / 楽譜メモ / kb / 20170610 / ms.2 k=C t=70 トリル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6-10_18-41-41_000.jpg</text:p>
          </table:table-cell>
          <table:table-cell office:value-type="string">
            <text:p>:m music / log / kb / done / N+ / 20170610 || 合う音　GM7+7M,5f || カデンツ　sequence-notes k=C || トリル　ms.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6-10_17-12-45_000.jpg</text:p>
          </table:table-cell>
          <table:table-cell office:value-type="string">
            <text:p>:m 3*3 RES / 245 131*1#1 / 『高校数学でわかる相対性理論』 竹内淳 / マイケルソン・モーレーの実験 || 245 131*1#1-1 マイケルソンの干渉計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6-10_17-11-28_000.jpg</text:p>
          </table:table-cell>
          <table:table-cell office:value-type="string">
            <text:p>:m 1-2*3 RES / 245 131*1#1 / 『高校数学でわかる相対性理論』 竹内淳 / ガリレイ変換　慣性系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6-10_12-28-29_000.jpg</text:p>
          </table:table-cell>
          <table:table-cell office:value-type="string">
            <text:p>:m 1*1 prog / 4*14#1 / Sound programming / log / sine+cosine FOUND+ / N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2017/06/11</text:date>, <text:time>09:1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09:11:16.14</dc:date>
    <dc:creator>岩淵 謙</dc:creator>
    <meta:generator>OpenOffice/4.1.3$Win32 OpenOffice.org_project/413m1$Build-9783</meta:generator>
    <meta:editing-duration>PT36M28S</meta:editing-duration>
    <meta:editing-cycles>12</meta:editing-cycles>
    <meta:document-statistic meta:table-count="1" meta:cell-count="51" meta:object-count="0"/>
  </office:meta>
</office:document-meta>
</file>